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size="9pt" fo:font-weight="bold" style:font-size-asian="9pt" style:font-weight-asian="bold" style:font-size-complex="9pt" style:font-weight-complex="bold"/>
    </style:style>
    <style:style style:name="P2" style:family="paragraph" style:parent-style-name="Preformatted_20_Text">
      <style:text-properties fo:font-size="9pt" fo:font-weight="bold" officeooo:paragraph-rsid="001c52f4" style:font-size-asian="9pt" style:font-weight-asian="bold" style:font-size-complex="9pt" style:font-weight-complex="bold"/>
    </style:style>
    <style:style style:name="P3" style:family="paragraph" style:parent-style-name="Preformatted_20_Text">
      <style:text-properties fo:font-size="9pt" style:font-size-asian="9pt" style:font-size-complex="9pt"/>
    </style:style>
    <style:style style:name="P4" style:family="paragraph" style:parent-style-name="Preformatted_20_Text">
      <style:text-properties fo:font-size="9pt" officeooo:paragraph-rsid="001c52f4" style:font-size-asian="9pt" style:font-size-complex="9pt"/>
    </style:style>
    <style:style style:name="P5" style:family="paragraph" style:parent-style-name="Preformatted_20_Text">
      <style:text-properties fo:color="#2a6099" loext:opacity="100%" fo:font-size="9pt" fo:font-weight="bold" style:font-size-asian="9pt" style:font-weight-asian="bold" style:font-size-complex="9pt" style:font-weight-complex="bold"/>
    </style:style>
    <style:style style:name="P6" style:family="paragraph" style:parent-style-name="Preformatted_20_Text">
      <style:text-properties fo:color="#2a6099" loext:opacity="100%" fo:font-size="9pt" fo:font-weight="bold" officeooo:paragraph-rsid="001c52f4" style:font-size-asian="9pt" style:font-weight-asian="bold" style:font-size-complex="9pt" style:font-weight-complex="bold"/>
    </style:style>
    <style:style style:name="P7" style:family="paragraph" style:parent-style-name="Preformatted_20_Text">
      <style:text-properties fo:color="#2a6099" loext:opacity="100%" fo:font-size="9pt" fo:font-weight="bold" officeooo:paragraph-rsid="001c6137" style:font-size-asian="9pt" style:font-weight-asian="bold" style:font-size-complex="9pt" style:font-weight-complex="bold"/>
    </style:style>
    <style:style style:name="P8" style:family="paragraph" style:parent-style-name="Preformatted_20_Text">
      <style:text-properties style:use-window-font-color="true" loext:opacity="0%" fo:font-size="9pt" fo:font-weight="bold" style:font-size-asian="9pt" style:font-weight-asian="bold" style:font-size-complex="9pt" style:font-weight-complex="bold"/>
    </style:style>
    <style:style style:name="P9" style:family="paragraph" style:parent-style-name="Preformatted_20_Text">
      <style:text-properties fo:font-size="6pt" officeooo:paragraph-rsid="001c52f4" style:font-size-asian="6pt" style:font-size-complex="6pt"/>
    </style:style>
    <style:style style:name="P10" style:family="paragraph" style:parent-style-name="Preformatted_20_Text">
      <style:text-properties fo:font-size="9pt" officeooo:paragraph-rsid="001dde65" style:font-size-asian="9pt" style:font-size-complex="9pt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color="#2a6099" loext:opacity="100%" fo:font-weight="bold" officeooo:rsid="001c6137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c6137"/>
    </style:style>
    <style:style style:name="T6" style:family="text">
      <style:text-properties style:use-window-font-color="true" loext:opacity="0%"/>
    </style:style>
    <style:style style:name="T7" style:family="text">
      <style:text-properties style:use-window-font-color="true" loext:opacity="0%" officeooo:rsid="001c6137"/>
    </style:style>
    <style:style style:name="T8" style:family="text">
      <style:text-properties style:use-window-font-color="true" loext:opacity="0%" fo:font-weight="bold" style:font-weight-asian="bold" style:font-weight-complex="bold"/>
    </style:style>
    <style:style style:name="T9" style:family="text">
      <style:text-properties style:use-window-font-color="true" loext:opacity="0%" fo:font-weight="bold" officeooo:rsid="001c613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nly A Holy God <text:s/>(CCLI) <text:s text:c="6"/>[ CHORDS ] <text:s text:c="2"/>[ NO CAPO ] <text:s text:c="2"/><text:span text:style-name="T1">Bm <text:s text:c="5"/>D <text:s text:c="6"/>G <text:s text:c="6"/>A</text:span></text:p>
      <text:p text:style-name="P4"><text:span text:style-name="T4">======================= <text:s text:c="6"/></text:span><text:span text:style-name="T2"><text:s text:c="27"/>====== <text:s/>xoo=== <text:s/>==oo== <text:s/>oo===o</text:span></text:p>
      <text:p text:style-name="P5"><text:s text:c="57"/>|||||| <text:s/>|||||| <text:s/>|||||| <text:s/>||||||</text:p>
      <text:p text:style-name="P5"><text:s text:c="57"/>OO|||O <text:s/>|||O|O <text:s/>|O|||| <text:s/>||OOO|</text:p>
      <text:p text:style-name="P5"><text:s text:c="57"/>||||O| <text:s/>||||O| <text:s/>O|||OO <text:s/>||||||</text:p>
      <text:p text:style-name="P5"><text:s text:c="57"/>||OO|| <text:s/>|||||| <text:s/>|||||| <text:s/>||||||</text:p>
      <text:p text:style-name="P3"/>
      <text:p text:style-name="P1">[ INTRO ]</text:p>
      <text:p text:style-name="P5">| Bm D G <text:s/>| D <text:s/>| Bm D G <text:s/>| D <text:s/>|</text:p>
      <text:p text:style-name="P3"/>
      <text:p text:style-name="P1">[ VERSE 1 ]</text:p>
      <text:p text:style-name="P6"/>
      <text:p text:style-name="P6">Bm <text:s text:c="10"/>D <text:s text:c="12"/>G <text:s text:c="7"/>D <text:s text:c="10"/>Bm <text:s text:c="12"/>D <text:s text:c="10"/>G <text:s text:c="7"/>D</text:p>
      <text:p text:style-name="P4">Who else com-mands all the hosts of heav-en, <text:s text:c="3"/>Who else could make ev-’ry king bow down</text:p>
      <text:p text:style-name="P6">Bm <text:s text:c="10"/>D <text:s text:c="11"/>G <text:s text:c="8"/>D <text:s text:c="10"/>G <text:s text:c="6"/>A <text:s text:c="4"/>D</text:p>
      <text:p text:style-name="P4">Who else can whis-per and dark-ness trem-bles, <text:s/>On-ly a Ho-ly God</text:p>
      <text:p text:style-name="P3"/>
      <text:p text:style-name="P8">[ VERSE 2 ]</text:p>
      <text:p text:style-name="P6"/>
      <text:p text:style-name="P6">Bm <text:s text:c="9"/>D <text:s text:c="9"/>G <text:s text:c="9"/>D <text:s text:c="12"/>Bm <text:s text:c="9"/>D <text:s text:c="13"/>G <text:s text:c="9"/>D</text:p>
      <text:p text:style-name="P3">What oth-er beau-ty de-mands such praises, <text:s text:c="5"/>What oth-er splen-dour out-shines the sun</text:p>
      <text:p text:style-name="P6">Bm <text:s text:c="9"/>D <text:s text:c="8"/>G <text:s text:c="9"/>D <text:s text:c="13"/>G <text:s text:c="6"/>A <text:s text:c="4"/>D</text:p>
      <text:p text:style-name="P4">What oth-er ma-je-sty rules with just-ice, <text:s text:c="5"/>On-ly a Ho-ly God</text:p>
      <text:p text:style-name="P3"/>
      <text:p text:style-name="P1">[ CHORUS ]</text:p>
      <text:p text:style-name="P5"/>
      <text:p text:style-name="P5">Bm <text:s text:c="9"/>G <text:s text:c="12"/>D <text:s text:c="10"/>A</text:p>
      <text:p text:style-name="P3">Come and be-hold Him, the One and the On-ly</text:p>
      <text:p text:style-name="P6">Bm <text:s text:c="11"/>G <text:s text:c="10"/>D <text:s text:c="6"/>A <text:s text:c="4"/>Bm</text:p>
      <text:p text:style-name="P4">Cry out, sing ho-ly for - ev-er a Ho-ly God,</text:p>
      <text:p text:style-name="P7"><text:s text:c="9"/>G <text:s text:c="11"/>A <text:s text:c="3"/><text:span text:style-name="T5">[</text:span>Bm <text:s/>D <text:s/>G <text:s/>D <text:s/>Bm <text:s/>D <text:s/>G <text:s/>D<text:span text:style-name="T5">]</text:span><text:span text:style-name="T6"> <text:s/>&lt;</text:span><text:span text:style-name="T7">= turnaround</text:span></text:p>
      <text:p text:style-name="P4">Come and wor-ship the Ho-ly God</text:p>
      <text:p text:style-name="P3"/>
      <text:p text:style-name="P1">[ VERSE 3 ]</text:p>
      <text:p text:style-name="P6"/>
      <text:p text:style-name="P6">Bm <text:s text:c="9"/>D <text:s text:c="9"/>G <text:s text:c="9"/>D <text:s text:c="12"/>Bm <text:s text:c="9"/>D <text:s text:c="9"/>G <text:s text:c="8"/>D</text:p>
      <text:p text:style-name="P3">What oth-er glo-ry con-sumes like fire, <text:s text:c="8"/>What oth-er pow-er can raise the dead</text:p>
      <text:p text:style-name="P6">Bm <text:s text:c="9"/>D <text:s text:c="12"/>G <text:s text:c="4"/>D <text:s text:c="14"/>G <text:s text:c="6"/>A <text:s text:c="4"/>D</text:p>
      <text:p text:style-name="P3">What oth-er name re-mains un-de-feated, <text:s text:c="8"/>On-ly a Ho-ly God</text:p>
      <text:p text:style-name="P3"/>
      <text:p text:style-name="P1">[ CHORUS ]</text:p>
      <text:p text:style-name="P3"/>
      <text:p text:style-name="P1">[ VERSE 4 ]</text:p>
      <text:p text:style-name="P6"/>
      <text:p text:style-name="P6">Bm <text:s text:c="12"/>D <text:s text:c="9"/>G <text:s text:c="6"/>D <text:s text:c="12"/>Bm <text:s text:c="12"/>D <text:s text:c="9"/>G <text:s text:c="4"/>D</text:p>
      <text:p text:style-name="P4">Who else could res-cue me from my fail-ing, <text:s text:c="4"/>Who else would of-fer His on-ly Son</text:p>
      <text:p text:style-name="P6">Bm <text:s text:c="9"/>D <text:s text:c="10"/>G <text:s text:c="7"/>D <text:s text:c="13"/>G <text:s text:c="6"/>A <text:s text:c="4"/>D <text:s text:c="3"/>G <text:s text:c="7"/>A <text:s text:c="4"/>D</text:p>
      <text:p text:style-name="P4">Who else in-vites me to call Him Fath-er, <text:s text:c="6"/>On-ly a Ho-ly God, On-ly my Ho-ly God</text:p>
      <text:p text:style-name="P3"/>
      <text:p text:style-name="P1">[ CHORUS ] <text:span text:style-name="T5">(end on a D chord, no turnaround)</text:span></text:p>
      <text:p text:style-name="P3"/>
      <text:p text:style-name="P1">[ CHORUS W/FINALE ]</text:p>
      <text:p text:style-name="P5"/>
      <text:p text:style-name="P5">Bm <text:s text:c="9"/>G <text:s text:c="12"/>D <text:s text:c="10"/>A</text:p>
      <text:p text:style-name="P3">Come and be-hold Him, the One and the On-ly</text:p>
      <text:p text:style-name="P5">Bm <text:s text:c="11"/>G <text:s text:c="8"/>D <text:s text:c="6"/>A <text:s text:c="4"/>Bm</text:p>
      <text:p text:style-name="P3">Cry out, sing ho-ly for-ev-er a Ho-ly God</text:p>
      <text:p text:style-name="P3"><text:s text:c="9"/><text:span text:style-name="T2">G <text:s text:c="11"/>A <text:s text:c="4"/>Bm</text:span></text:p>
      <text:p text:style-name="P3">Come and wor-ship the Ho-ly God</text:p>
      <text:p text:style-name="P10"><text:s text:c="9"/><text:span text:style-name="T2">G <text:s text:c="11"/>A <text:s text:c="3"/></text:span><text:span text:style-name="T3">[</text:span><text:span text:style-name="T2">Bm <text:s/>D <text:s/>G <text:s/>D <text:s/>Bm <text:s/>D <text:s/>G <text:s/>D</text:span><text:span text:style-name="T3">]</text:span><text:span text:style-name="T8"> <text:s/>&lt;</text:span><text:span text:style-name="T9">= turnaround</text:span></text:p>
      <text:p text:style-name="P3">Come and wor-ship the Ho-ly God<text:note text:id="ftn1" text:note-class="footnote"><text:note-citation>1</text:note-citation><text:note-body><text:p text:style-name="P9"><text:s/>© 2016 CityAlight Music; Farren Love And War Publishing;</text:p><text:p text:style-name="P9">Integrity's Alleluia! Music; Integrity's Praise! Music</text:p><text:p text:style-name="P9">For use solely with the SongSelect® Terms of Use.</text:p><text:p text:style-name="P9">All rights reserved.www.ccli.com. CCLI License # 3266058</text:p></text:note-body></text:not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0-13T00:11:00.553443279</dc:date>
    <meta:editing-duration>PT1H26M12S</meta:editing-duration>
    <meta:editing-cycles>5</meta:editing-cycles>
    <meta:document-statistic meta:table-count="0" meta:image-count="0" meta:object-count="0" meta:page-count="1" meta:paragraph-count="50" meta:word-count="384" meta:character-count="2723" meta:non-whitespace-character-count="1355"/>
  </office:meta>
</office:document-meta>
</file>